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e8cb" draw:opacity="50%" draw:textarea-horizontal-align="justify" draw:textarea-vertical-align="middle" draw:auto-grow-height="false" fo:min-height="7.17cm" fo:min-width="9.18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4.141cm"/>
      <style:paragraph-properties style:writing-mode="lr-tb"/>
    </style:style>
    <style:style style:name="gr3" style:family="graphic" style:parent-style-name="standard" style:list-style-name="L1">
      <style:graphic-properties draw:fill="none" draw:textarea-horizontal-align="justify" draw:textarea-vertical-align="middle" draw:auto-grow-height="false" fo:min-height="0.314cm" fo:min-width="5.84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09cm" fo:min-width="1.65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1.306cm"/>
      <style:paragraph-properties style:writing-mode="lr-tb"/>
    </style:style>
    <style:style style:name="gr6" style:family="graphic" style:parent-style-name="standard" style:list-style-name="L1">
      <style:graphic-properties draw:fill="none" draw:textarea-horizontal-align="justify" draw:textarea-vertical-align="middle" draw:auto-grow-height="false" fo:min-height="2.29cm" fo:min-width="2.936cm"/>
      <style:paragraph-properties style:writing-mode="lr-tb"/>
    </style:style>
    <style:style style:name="gr7" style:family="graphic" style:parent-style-name="standard" style:list-style-name="L1">
      <style:graphic-properties draw:fill="none" draw:textarea-horizontal-align="justify" draw:textarea-vertical-align="middle" draw:auto-grow-height="false" fo:min-height="0.314cm" fo:min-width="5.846cm"/>
      <style:paragraph-properties style:writing-mode="lr-tb"/>
    </style:style>
    <style:style style:name="gr8" style:family="graphic" style:parent-style-name="standard">
      <style:graphic-properties draw:fill="none" draw:fill-color="#729fcf" draw:textarea-horizontal-align="justify" draw:textarea-vertical-align="middle" draw:auto-grow-height="false" fo:min-height="1.188cm" fo:min-width="3.63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 style:list-style-name="L1">
      <style:graphic-properties draw:fill="none" draw:textarea-horizontal-align="justify" draw:textarea-vertical-align="middle" draw:auto-grow-height="false" fo:min-height="2.29cm" fo:min-width="2.936cm"/>
      <style:paragraph-properties style:writing-mode="lr-tb"/>
    </style:style>
    <style:style style:name="gr11" style:family="graphic" style:parent-style-name="standard" style:list-style-name="L1">
      <style:graphic-properties draw:fill="none" draw:textarea-horizontal-align="justify" draw:textarea-vertical-align="middle" draw:auto-grow-height="false" fo:min-height="2.29cm" fo:min-width="2.936cm"/>
      <style:paragraph-properties style:writing-mode="lr-tb"/>
    </style:style>
    <style:style style:name="P1" style:family="paragraph">
      <loext:graphic-properties draw:fill="solid" draw:fill-color="#dde8cb" draw:opacity="50%"/>
      <style:paragraph-properties fo:text-align="center" style:writing-mode="lr-tb"/>
      <style:text-properties style:font-name="Chilanka" fo:font-size="10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hilanka" fo:font-size="10pt" style:font-size-asian="10pt" style:font-size-complex="10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hilanka" fo:font-size="10pt" style:font-size-asian="10pt" style:font-size-complex="10pt"/>
    </style:style>
    <style:style style:name="P6" style:family="paragraph">
      <style:paragraph-properties fo:text-align="center" style:writing-mode="lr-tb"/>
      <style:text-properties style:font-name="Chilanka" fo:font-size="10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Chilanka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hilanka" fo:font-size="10pt" style:font-size-asian="10pt" style:font-size-complex="10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Chilanka" fo:font-size="10pt" style:font-size-asian="10pt" style:font-size-complex="10pt"/>
    </style:style>
    <style:style style:name="P11" style:family="paragraph">
      <loext:graphic-properties draw:fill="none" draw:fill-color="#729fcf"/>
      <style:paragraph-properties fo:text-align="center"/>
      <style:text-properties style:font-name="Chilanka" fo:font-size="10pt" style:font-size-asian="10pt" style:font-size-complex="10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 draw:fill-color="#729fcf"/>
      <style:paragraph-properties fo:text-align="center"/>
      <style:text-properties style:font-name="Chilanka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hilanka" fo:font-size="10pt" style:font-size-asian="10pt" style:font-size-complex="10pt"/>
    </style:style>
    <style:style style:name="T1" style:family="text">
      <style:text-properties style:font-name="Chilanka" fo:font-size="14pt" fo:font-weight="bold" style:font-size-asian="14pt" style:font-size-complex="14pt"/>
    </style:style>
    <style:style style:name="T2" style:family="text">
      <style:text-properties style:font-name="Chilanka" fo:font-size="10pt" style:font-size-asian="10pt" style:font-size-complex="10pt"/>
    </style:style>
    <style:style style:name="T3" style:family="text">
      <style:text-properties style:font-name="Chilanka" fo:font-size="10pt" style:font-size-asian="18pt" style:font-size-complex="18pt"/>
    </style:style>
    <style:style style:name="T4" style:family="text">
      <style:text-properties style:font-name="Chilanka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Chilanka" fo:font-size="10pt" style:font-size-asian="10pt" style:font-size-complex="10pt"/>
    </style:style>
    <style:style style:name="T6" style:family="text">
      <style:text-properties style:font-name="Chilanka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Chilanka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Chilanka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84cm" svg:height="7.42cm" svg:x="17.256cm" svg:y="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4.641cm" svg:height="0.797cm" svg:x="1cm" svg:y="1.127cm">
          <draw:text-box>
            <text:p text:style-name="P2"><text:span text:style-name="T1">Impact of Before Send Hook on IBC Transfer App</text:span></text:p>
          </draw:text-box>
        </draw:frame>
        <draw:custom-shape draw:style-name="gr3" draw:text-style-name="P5" xml:id="id4" draw:id="id4" draw:layer="layout" svg:width="6.346cm" svg:height="0.564cm" svg:x="18.883cm" svg:y="10.496cm">
          <text:p text:style-name="P4"><text:span text:style-name="T2">SendCoinsFromAccountTo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" draw:id="id2" draw:layer="layout" svg:width="2.426cm" svg:height="0.931cm" svg:x="22.831cm" svg:y="7.35cm">
          <text:p text:style-name="P6"><text:span text:style-name="T3">Se</text:span><text:span text:style-name="T3">nd</text:span><text:span text:style-name="T3">Co</text:span><text:span text:style-name="T3">in</text:span><text:span text:style-name="T3">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3.81cm" svg:height="1.343cm" svg:x="22.971cm" svg:y="6.08cm">
          <draw:text-box>
            <text:p text:style-name="P7"><text:span text:style-name="T4">Bank module</text:span></text:p>
          </draw:text-box>
        </draw:frame>
        <draw:custom-shape draw:style-name="gr6" draw:text-style-name="P10" draw:layer="layout" svg:width="3.436cm" svg:height="2.54cm" svg:x="2.705cm" svg:y="4.275cm">
          <text:p text:style-name="P9"><text:span text:style-name="T5"><text:s/></text:span><text:span text:style-name="T5">SendTrans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5" xml:id="id7" draw:id="id7" draw:layer="layout" svg:width="6.346cm" svg:height="0.564cm" svg:x="18.883cm" svg:y="11.796cm">
          <text:p text:style-name="P4"><text:span text:style-name="T2">SendCo</text:span><text:span text:style-name="T2">insFrom</text:span><text:span text:style-name="T2">ModuleT</text:span><text:span text:style-name="T2">oAccoun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1" draw:id="id1" draw:layer="layout" svg:width="5.842cm" svg:height="2.032cm" svg:x="6.107cm" svg:y="3.438cm">
          <text:p text:style-name="P7"><text:span text:style-name="T6"><text:s/></text:span><text:span text:style-name="T6">Source side</text:span></text:p>
          <text:p text:style-name="P7"><text:span text:style-name="T2">SENDER → ESCROW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3" xml:id="id3" draw:id="id3" draw:layer="layout" svg:width="5.842cm" svg:height="2.032cm" svg:x="6.126cm" svg:y="5.556cm">
          <text:p text:style-name="P12"><text:span text:style-name="T6">Sink </text:span><text:span text:style-name="T6">side</text:span><text:span text:style-name="T6"><text:line-break/></text:span><text:span text:style-name="T7">SENDER </text:span><text:span text:style-name="T7">→ </text:span><text:span text:style-name="T7">TRANS</text:span><text:span text:style-name="T7">FER </text:span><text:span text:style-name="T7">MODUL</text:span><text:span text:style-name="T7">E</text:span><text:span text:style-name="T7"><text:line-break/></text:span><text:span text:style-name="T8">+</text:span></text:p>
          <text:p text:style-name="P12"><text:span text:style-name="T7">burn </text:span><text:span text:style-name="T7">coins </text:span><text:span text:style-name="T7">from </text:span></text:p>
          <text:p text:style-name="P12"><text:span text:style-name="T7">transfer </text:span><text:span text:style-name="T7">module </text:span><text:span text:style-name="T7">accou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4" draw:layer="layout" draw:type="line" svg:x1="11.949cm" svg:y1="4.454cm" svg:x2="22.831cm" svg:y2="7.815cm" draw:start-shape="id1" draw:start-glue-point="10" draw:end-shape="id2" draw:end-glue-point="3" svg:d="M11949 4454l10882 3361" svg:viewBox="0 0 10883 3362">
          <text:p/>
        </draw:connector>
        <draw:connector draw:style-name="gr9" draw:text-style-name="P14" draw:layer="layout" draw:type="line" svg:x1="11.968cm" svg:y1="6.572cm" svg:x2="18.883cm" svg:y2="10.778cm" draw:start-shape="id3" draw:start-glue-point="10" draw:end-shape="id4" draw:end-glue-point="3" svg:d="M11968 6572l6915 4206" svg:viewBox="0 0 6916 4207">
          <text:p/>
        </draw:connector>
        <draw:custom-shape draw:style-name="gr10" draw:text-style-name="P15" draw:layer="layout" svg:width="3.436cm" svg:height="2.54cm" svg:x="2.778cm" svg:y="9.178cm">
          <text:p text:style-name="P9"><text:span text:style-name="T5"><text:s/></text:span><text:span text:style-name="T5">OnRecvPa</text:span><text:span text:style-name="T5">cke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11" xml:id="id5" draw:id="id5" draw:layer="layout" svg:width="5.842cm" svg:height="2.032cm" svg:x="6.207cm" svg:y="8.539cm">
          <text:p text:style-name="P7"><text:span text:style-name="T6"><text:s/></text:span><text:span text:style-name="T6">Source side</text:span></text:p>
          <text:p text:style-name="P7"><text:span text:style-name="T2">ESCROW → RECEIV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3" xml:id="id6" draw:id="id6" draw:layer="layout" svg:width="5.842cm" svg:height="2.032cm" svg:x="6.207cm" svg:y="10.566cm">
          <text:p text:style-name="P12"><text:span text:style-name="T6">Sink </text:span><text:span text:style-name="T6">side</text:span><text:span text:style-name="T6"><text:line-break/></text:span><text:span text:style-name="T7">Mint </text:span><text:span text:style-name="T7">vouch</text:span><text:span text:style-name="T7">ers</text:span></text:p>
          <text:p text:style-name="P12"><text:span text:style-name="T7">+</text:span></text:p>
          <text:p text:style-name="P12"><text:span text:style-name="T7">TRAN</text:span><text:span text:style-name="T7">SFER </text:span><text:span text:style-name="T7">MODU</text:span><text:span text:style-name="T7">LE → </text:span><text:span text:style-name="T7">RECEI</text:span><text:span text:style-name="T7">VER</text:span></text:p>
          <text:p text:style-name="P12"><text:span text:style-name="T7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4" draw:layer="layout" draw:type="line" svg:x1="12.049cm" svg:y1="9.555cm" svg:x2="22.831cm" svg:y2="7.815cm" draw:start-shape="id5" draw:start-glue-point="10" draw:end-shape="id2" draw:end-glue-point="3" svg:d="M12049 9555l10782-1740" svg:viewBox="0 0 10783 1741">
          <text:p/>
        </draw:connector>
        <draw:connector draw:style-name="gr9" draw:text-style-name="P14" draw:layer="layout" draw:type="line" svg:x1="12.049cm" svg:y1="11.582cm" svg:x2="18.883cm" svg:y2="12.078cm" draw:start-shape="id6" draw:start-glue-point="10" draw:end-shape="id7" draw:end-glue-point="3" svg:d="M12049 11582l6834 496" svg:viewBox="0 0 6835 497">
          <text:p/>
        </draw:connector>
        <draw:custom-shape draw:style-name="gr11" draw:text-style-name="P15" draw:layer="layout" svg:width="3.436cm" svg:height="2.54cm" svg:x="2.779cm" svg:y="14.379cm">
          <text:p text:style-name="P9"><text:span text:style-name="T5"><text:s/></text:span><text:span text:style-name="T5">refundPacketToke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11" xml:id="id8" draw:id="id8" draw:layer="layout" svg:width="5.842cm" svg:height="2.032cm" svg:x="6.208cm" svg:y="13.74cm">
          <text:p text:style-name="P7"><text:span text:style-name="T6"><text:s/></text:span><text:span text:style-name="T6">Source side</text:span></text:p>
          <text:p text:style-name="P7"><text:span text:style-name="T2">ESCROW → SEND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3" xml:id="id9" draw:id="id9" draw:layer="layout" svg:width="5.842cm" svg:height="2.032cm" svg:x="6.208cm" svg:y="15.772cm">
          <text:p text:style-name="P12"><text:span text:style-name="T6">Sink side</text:span><text:span text:style-name="T6"><text:line-break/></text:span><text:span text:style-name="T7">Mint vouchers</text:span></text:p>
          <text:p text:style-name="P12"><text:span text:style-name="T7">+</text:span></text:p>
          <text:p text:style-name="P12"><text:span text:style-name="T7">TRANSFER MODULE → SENDER</text:span></text:p>
          <text:p text:style-name="P12"><text:span text:style-name="T7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4" draw:layer="layout" draw:type="line" svg:x1="12.05cm" svg:y1="14.756cm" svg:x2="22.831cm" svg:y2="7.815cm" draw:start-shape="id8" draw:start-glue-point="10" draw:end-shape="id2" draw:end-glue-point="3" svg:d="M12050 14756l10781-6941" svg:viewBox="0 0 10782 6942">
          <text:p/>
        </draw:connector>
        <draw:connector draw:style-name="gr9" draw:text-style-name="P14" draw:layer="layout" draw:type="lines" svg:x1="25.229cm" svg:y1="10.778cm" svg:x2="25.257cm" svg:y2="7.815cm" draw:start-shape="id4" draw:start-glue-point="1" draw:end-shape="id2" draw:end-glue-point="1" svg:d="M25229 10778h501l29-2963h-502" svg:viewBox="0 0 531 2964">
          <text:p/>
        </draw:connector>
        <draw:connector draw:style-name="gr9" draw:text-style-name="P14" draw:layer="layout" draw:type="lines" svg:x1="25.229cm" svg:y1="12.078cm" svg:x2="25.257cm" svg:y2="7.815cm" draw:start-shape="id7" draw:start-glue-point="1" draw:end-shape="id2" draw:end-glue-point="1" svg:d="M25229 12078h501l29-4263h-502" svg:viewBox="0 0 531 4264">
          <text:p/>
        </draw:connector>
        <draw:connector draw:style-name="gr9" draw:text-style-name="P14" draw:layer="layout" draw:type="line" svg:x1="12.05cm" svg:y1="16.788cm" svg:x2="18.883cm" svg:y2="12.078cm" draw:start-shape="id9" draw:start-glue-point="10" draw:end-shape="id7" draw:end-glue-point="3" svg:d="M12050 16788l6833-4710" svg:viewBox="0 0 6834 471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09:40:39.469084540</meta:creation-date>
    <dc:date>2022-09-07T15:29:25.239367876</dc:date>
    <meta:editing-duration>PT11H17M36S</meta:editing-duration>
    <meta:editing-cycles>28</meta:editing-cycles>
    <meta:generator>LibreOffice/6.4.7.2$Linux_X86_64 LibreOffice_project/40$Build-2</meta:generator>
    <meta:document-statistic meta:object-count="23"/>
  </office:meta>
</office:document-meta>
</file>